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text:number-lines="true" text:line-number="1"/>
    </style:style>
    <style:style style:name="P2" style:family="paragraph" style:parent-style-name="Heading_20_2">
      <style:text-properties fo:font-style="italic" style:font-style-asian="italic" style:font-style-complex="italic"/>
    </style:style>
    <style:style style:name="P3" style:family="paragraph" style:parent-style-name="Heading_20_1">
      <style:paragraph-properties text:number-lines="false" text:line-number="0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s Misérables — Séance 6 — Le pluriel des noms composés</text:h>
      <text:p text:style-name="Heading">Dictée — <text:span text:style-name="T1">Post-scriptum</text:span> de notre enfance</text:p>
      <text:p text:style-name="P1">Quand nous étions enfants, nous faisions des pique-niques tous les week-ends du mois de juillet avec mes cousins. Maman préparait un panier avec toutes sortes de victuailles : des choux-fleurs, du pain de mie, des langues-de-chat... Nous passions ensuite nos après-midi à jouer dans les prés : nous courions, chaussés de nos nu-pieds, à la recherche de porte-bonheur. Fatigués, nous nous posions enfin dans l'herbe, au milieu des boutons-d'or, écoutant les rouges-gorges s'en donner à cœur joie. Ces tête-à-tête avec mes cousins avaient un arrière-goût de bonheur, comme des petits arcs-en-ciel remplis de souvenirs et notre jeunesse se passait sans arrière-pensées.</text:p>
      <text:p text:style-name="Standard"/>
      <text:h text:style-name="P3" text:outline-level="1">Les Misérables - Séance 6 - Le pluriel des noms composés</text:h>
      <text:p text:style-name="Heading">Dictée - Post-scriptum de notre enfance</text:p>
      <text:p text:style-name="P1">Quand nous étions enfants, nous faisions des pique-niques tous les week-ends du mois de juillet avec mes cousins. Maman préparait un panier avec toutes sortes de victuailles : des choux-fleurs, du pain de mie, des langues-de-chat... Nous passions ensuite nos après-midi à jouer dans les prés : nous courions, chaussés de nos nu-pieds, à la recherche de porte-bonheur. Fatigués, nous nous posions enfin dans l'herbe, au milieu des boutons-d'or, écoutant les rouges-gorges s'en donner à c?ur joie. Ces tête-à-tête avec mes cousins avaient un arrière-goût de bonheur, comme des petits arcs-en-ciel remplis de souvenirs et notre jeunesse se passait sans arrière-pensées.</text:p>
      <text:h text:style-name="P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Verdana" svg:font-family="Verdana" style:font-adornments="Gras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.101cm" fo:margin-bottom="0.101cm" fo:line-height="150%" fo:text-indent="0cm" style:auto-text-indent="true"/>
      <style:text-properties style:font-name="Comic Sans MS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fo:font-style="italic" style:font-name-asian="AR PL UMing HK" style:font-size-asian="14pt" style:font-weight-asian="normal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fo:line-height="100%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" fo:font-size="130%" fo:font-style="normal" fo:font-weight="bold" style:font-size-asian="115%" style:font-weight-asian="bold" style:font-size-complex="115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2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0T18:58:33</meta:creation-date>
    <dc:date>2013-01-27T16:50:53</dc:date>
    <meta:editing-duration>PT54M48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6" meta:word-count="236" meta:character-count="1522" meta:non-whitespace-character-count="1292"/>
  </office:meta>
</office:document-meta>
</file>